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90fa4" officeooo:paragraph-rsid="00190fa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f12f8" officeooo:paragraph-rsid="001f12f8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2682ea" officeooo:paragraph-rsid="002682ea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2682ea" officeooo:paragraph-rsid="0026aae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26aaef" officeooo:paragraph-rsid="0026aaef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fo:font-weight="bold" officeooo:rsid="0021ba90" officeooo:paragraph-rsid="0021ba90" style:font-size-asian="14pt" style:font-weight-asian="bold" style:font-size-complex="14pt" style:font-weight-complex="bold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Standard">
      <style:paragraph-properties fo:line-height="150%"/>
      <style:text-properties style:font-name="Ubuntu" fo:font-size="14pt" officeooo:rsid="002b3bd2" officeooo:paragraph-rsid="002b3bd2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ed4cd" officeooo:paragraph-rsid="002ed4cd" style:font-size-asian="14pt" style:font-size-complex="14pt"/>
    </style:style>
    <style:style style:name="T1" style:family="text">
      <style:text-properties officeooo:rsid="001a5ebd"/>
    </style:style>
    <style:style style:name="T2" style:family="text">
      <style:text-properties officeooo:rsid="001ffa2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aaf2" style:font-weight-asian="normal" style:font-weight-complex="normal"/>
    </style:style>
    <style:style style:name="T5" style:family="text">
      <style:text-properties fo:font-weight="normal" officeooo:rsid="0023aaf2" fo:background-color="#dddddd" loext:char-shading-value="0" style:font-weight-asian="normal" style:font-weight-complex="normal"/>
    </style:style>
    <style:style style:name="T6" style:family="text">
      <style:text-properties officeooo:rsid="002682e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6aaef"/>
    </style:style>
    <style:style style:name="T9" style:family="text">
      <style:text-properties officeooo:rsid="002dfa40"/>
    </style:style>
    <style:style style:name="T10" style:family="text">
      <style:text-properties officeooo:rsid="002ed4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text:span text:style-name="T1">Para juntar operação de numero e string coloca parênteses na operação</text:span></text:p>
      <text:p text:style-name="P3"/>
      <text:p text:style-name="P3">As chaves só são necessarias quando precisar delimitar um numero maior que 1 de instruções de um bloco, ou seja, mais de uma linha de codigo. Se no if só tiver uma linha não vai precisar das chaves. <text:span text:style-name="T2">Inicio e fim do codigo</text:span></text:p>
      <text:p text:style-name="P7"/>
      <text:p text:style-name="P7">Pré-incremento: <text:span text:style-name="T3">incrementa o conteudo da variavel no inicio, </text:span><text:span text:style-name="T4">fazendo o incremento antes e qualquer outra coisa depois: <text:s/></text:span><text:span text:style-name="T5">++variavel</text:span></text:p>
      <text:p text:style-name="P3"/>
      <text:p text:style-name="P4"><text:span text:style-name="T7">Inversão de valor:</text:span> </text:p>
      <text:p text:style-name="P6">variavel*=-1: <text:span text:style-name="T6">passa pra negativo </text:span>pra sempre</text:p>
      <text:p text:style-name="P6">variavel*=+1: <text:span text:style-name="T6">passa pra positivo </text:span>pra sempre</text:p>
      <text:p text:style-name="P4">-variavel: passa pra negativo <text:span text:style-name="T8">momentaniamente</text:span></text:p>
      <text:p text:style-name="P5">+variavel: passa pra positivo <text:span text:style-name="T8">momentaniamente</text:span></text:p>
      <text:p text:style-name="P1">_____________________________________________________________________</text:p>
      <text:h text:style-name="P8" text:outline-level="2">Tratamento de Erros</text:h>
      <text:p text:style-name="P9"/>
      <text:p text:style-name="P9"/>
      <text:p text:style-name="P9">Para tratar erros é necessario usar os metodos try, catch e finally. <text:span text:style-name="T9">Dentro do metodo try a rotina a ser tratada com provavel erro será inserida, ou seja, um bloco de codigo que pode dar erro será inserido. </text:span><text:span text:style-name="T10">O tratamento é feito pra não deixar o sistema mostrar uma mensagem generica mas sim uma mensagem do que exatamente aconteceu dentro do sistema para o usuario.</text:span></text:p>
      <text:p text:style-name="P10">Esse erro é gerado dentro do try e passado pro catch, então quando acontece um erro a execução do bloco é interrompida e o erro é passado pro catch. O tratamento do erro será feito dentro do bloco catch.</text:p>
      <text:p text:style-name="P10">O bloco finaly será executado caso ocorra um erro ou não, então independente de qualquer erro ou não o finaly será executado, o finaly não é um bloco obrigatorio e pode ser omitido.</text:p>
      <text:p text:style-name="P10">Há casos que é necessario gerar erros, excessões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5:04:32.553191887</meta:creation-date>
    <dc:date>2023-01-01T03:55:46.459263571</dc:date>
    <meta:editing-duration>PT11H42M11S</meta:editing-duration>
    <meta:editing-cycles>12</meta:editing-cycles>
    <meta:generator>LibreOffice/7.3.7.2$Linux_X86_64 LibreOffice_project/30$Build-2</meta:generator>
    <meta:document-statistic meta:table-count="0" meta:image-count="0" meta:object-count="0" meta:page-count="2" meta:paragraph-count="14" meta:word-count="246" meta:character-count="1501" meta:non-whitespace-character-count="1266"/>
  </office:meta>
</office:document-meta>
</file>